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3.5cm" svg:height="4.9cm" svg:x="2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8cm" svg:height="1cm" svg:x="4.4cm" svg:y="3.9cm">
          <text:p text:style-name="P2"><text:span text:style-name="T1">SMT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cm" svg:x="9.3cm" svg:y="3.9cm">
          <text:p text:style-name="P2"><text:span text:style-name="T1">SMT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1cm" svg:x="4.4cm" svg:y="5.5cm">
          <text:p text:style-name="P2"><text:span text:style-name="T1">POP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1.1cm" svg:x="9.3cm" svg:y="5.5cm">
          <text:p text:style-name="P2"><text:span text:style-name="T1">POP3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5cm" svg:height="1.5cm" svg:x="5.5cm" svg:y="9.2cm">
          <text:p text:style-name="P2"><text:span text:style-name="T1">Listening on Protocol 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7cm" svg:height="1cm" svg:x="16cm" svg:y="6.9cm">
          <text:p text:style-name="P3"><text:span text:style-name="T2">POP3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7cm" svg:height="1cm" svg:x="15.999cm" svg:y="8.499cm">
          <text:p text:style-name="P3"><text:span text:style-name="T2">POP3S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7cm" svg:height="1cm" svg:x="16cm" svg:y="10cm">
          <text:p text:style-name="P3"><text:span text:style-name="T2">SMTP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7cm" svg:height="1cm" svg:x="16cm" svg:y="11.5cm">
          <text:p text:style-name="P3"><text:span text:style-name="T2">SMTPS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3cm" svg:height="1.5cm" svg:x="2.4cm" svg:y="16.1cm">
          <text:p text:style-name="P4"><text:span text:style-name="T3">Read 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3cm" svg:height="1.5cm" svg:x="2.4cm" svg:y="18.4cm">
          <text:p text:style-name="P4"><text:span text:style-name="T3">Handle Command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5cm" svg:height="1.05cm" svg:x="6.7cm" svg:y="2.85cm">
          <draw:text-box>
            <text:p text:style-name="P5"><text:span text:style-name="T1">MAIL SERVER</text:span></text:p>
          </draw:text-box>
        </draw:frame>
        <draw:custom-shape draw:style-name="gr2" draw:text-style-name="P4" xml:id="id4" draw:id="id4" draw:layer="layout" svg:width="4.3cm" svg:height="1.5cm" svg:x="2.4cm" svg:y="13.8cm">
          <text:p text:style-name="P4"><text:span text:style-name="T3">Create Thread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4.3cm" svg:height="1.5cm" svg:x="11.199cm" svg:y="16.099cm">
          <text:p text:style-name="P4"><text:span text:style-name="T3">Read 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.3cm" svg:height="1.5cm" svg:x="11.199cm" svg:y="18.399cm">
          <text:p text:style-name="P4"><text:span text:style-name="T3">Handle Comma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3cm" svg:height="1.5cm" svg:x="11.199cm" svg:y="13.799cm">
          <text:p text:style-name="P4"><text:span text:style-name="T3">Create Thread M</text:span></text:p>
          <draw:enhanced-geometry svg:viewBox="0 0 21600 21600" draw:type="rectangle" draw:enhanced-path="M 0 0 L 21600 0 21600 21600 0 21600 0 0 Z N"/>
        </draw:custom-shape>
        <draw:frame draw:style-name="gr3" draw:layer="layout" svg:width="1.1cm" svg:height="1.05cm" svg:x="8.3cm" svg:y="17.1cm">
          <draw:text-box>
            <text:p>...</text:p>
          </draw:text-box>
        </draw:frame>
        <draw:connector draw:style-name="gr4" draw:text-style-name="P1" draw:layer="layout" svg:x1="8.75cm" svg:y1="7.5cm" svg:x2="8.75cm" svg:y2="9.2cm" draw:start-shape="id1" draw:start-glue-point="8" draw:end-shape="id2" draw:end-glue-point="0" svg:d="m8750 7500v1700">
          <text:p/>
        </draw:connector>
        <draw:connector draw:style-name="gr4" draw:text-style-name="P1" draw:layer="layout" svg:x1="8.75cm" svg:y1="10.7cm" svg:x2="13.349cm" svg:y2="13.799cm" draw:start-shape="id2" draw:start-glue-point="2" draw:end-shape="id3" svg:d="m8750 10700v1550h4599v1549">
          <text:p/>
        </draw:connector>
        <draw:connector draw:style-name="gr4" draw:text-style-name="P1" draw:layer="layout" svg:x1="8.75cm" svg:y1="10.7cm" svg:x2="4.55cm" svg:y2="13.8cm" draw:start-shape="id2" draw:start-glue-point="2" draw:end-shape="id4" svg:d="m8750 10700v1550h-4200v1550">
          <text:p/>
        </draw:connector>
        <draw:connector draw:style-name="gr4" draw:text-style-name="P1" draw:layer="layout" svg:x1="4.55cm" svg:y1="15.3cm" svg:x2="4.55cm" svg:y2="16.1cm" draw:start-shape="id4" draw:start-glue-point="2" draw:end-shape="id5" draw:end-glue-point="0" svg:d="m4550 15300v800">
          <text:p/>
        </draw:connector>
        <draw:connector draw:style-name="gr4" draw:text-style-name="P1" draw:layer="layout" svg:x1="13.349cm" svg:y1="15.299cm" svg:x2="13.349cm" svg:y2="16.099cm" draw:start-shape="id3" draw:start-glue-point="2" draw:end-shape="id6" draw:end-glue-point="0" svg:d="m13349 15299v800">
          <text:p/>
        </draw:connector>
        <draw:connector draw:style-name="gr4" draw:text-style-name="P1" draw:layer="layout" svg:x1="4.55cm" svg:y1="17.6cm" svg:x2="4.55cm" svg:y2="18.4cm" draw:start-shape="id5" draw:start-glue-point="2" draw:end-shape="id7" draw:end-glue-point="0" svg:d="m4550 17600v800">
          <text:p/>
        </draw:connector>
        <draw:connector draw:style-name="gr4" draw:text-style-name="P1" draw:layer="layout" svg:x1="13.349cm" svg:y1="17.599cm" svg:x2="13.349cm" svg:y2="18.399cm" draw:start-shape="id6" draw:start-glue-point="2" draw:end-shape="id8" draw:end-glue-point="0" svg:d="m13349 17599v800">
          <text:p/>
        </draw:connector>
        <draw:connector draw:style-name="gr4" draw:text-style-name="P1" draw:layer="layout" draw:line-skew="-0.298cm" svg:x1="11.199cm" svg:y1="19.149cm" svg:x2="11.199cm" svg:y2="16.849cm" draw:start-shape="id8" draw:start-glue-point="3" draw:end-shape="id6" svg:d="m11199 19149h-799v-2300h799">
          <text:p/>
        </draw:connector>
        <draw:connector draw:style-name="gr4" draw:text-style-name="P1" draw:layer="layout" draw:line-skew="-0.199cm" svg:x1="2.4cm" svg:y1="19.15cm" svg:x2="2.4cm" svg:y2="16.85cm" draw:start-shape="id7" draw:start-glue-point="3" draw:end-shape="id5" draw:end-glue-point="3" svg:d="m2400 19150h-700v-2300h700">
          <text:p/>
        </draw:connector>
        <draw:custom-shape draw:style-name="gr2" draw:text-style-name="P4" xml:id="id9" draw:id="id9" draw:layer="layout" svg:width="4.3cm" svg:height="1.5cm" svg:x="2.4cm" svg:y="20.7cm">
          <text:p text:style-name="P4"><text:span text:style-name="T3">Qui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55cm" svg:y1="19.9cm" svg:x2="4.55cm" svg:y2="20.7cm" draw:start-shape="id7" draw:start-glue-point="2" draw:end-shape="id9" draw:end-glue-point="0" svg:d="m4550 19900v800">
          <text:p/>
        </draw:connector>
        <draw:custom-shape draw:style-name="gr2" draw:text-style-name="P4" xml:id="id10" draw:id="id10" draw:layer="layout" svg:width="4.3cm" svg:height="1.5cm" svg:x="11.2cm" svg:y="20.8cm">
          <text:p text:style-name="P4"><text:span text:style-name="T3">Qui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349cm" svg:y1="19.899cm" svg:x2="13.35cm" svg:y2="20.8cm" draw:start-shape="id8" draw:start-glue-point="2" draw:end-shape="id10" draw:end-glue-point="0" svg:d="m13349 19899v451h1v450">
          <text:p/>
        </draw:connector>
        <draw:connector draw:style-name="gr4" draw:text-style-name="P1" draw:layer="layout" svg:x1="16cm" svg:y1="7.4cm" svg:x2="12cm" svg:y2="9.95cm" draw:start-shape="id11" draw:start-glue-point="3" draw:end-shape="id2" draw:end-glue-point="1" svg:d="m16000 7400h-2000v2550h-2000">
          <text:p/>
        </draw:connector>
        <draw:connector draw:style-name="gr4" draw:text-style-name="P1" draw:layer="layout" svg:x1="15.999cm" svg:y1="8.999cm" svg:x2="12cm" svg:y2="9.95cm" draw:start-shape="id12" draw:start-glue-point="3" draw:end-shape="id2" svg:d="m15999 8999h-1999v951h-2000">
          <text:p/>
        </draw:connector>
        <draw:connector draw:style-name="gr4" draw:text-style-name="P1" draw:layer="layout" svg:x1="16cm" svg:y1="10.5cm" svg:x2="12cm" svg:y2="9.95cm" draw:start-shape="id13" draw:start-glue-point="3" draw:end-shape="id2" svg:d="m16000 10500h-2000v-550h-2000">
          <text:p/>
        </draw:connector>
        <draw:connector draw:style-name="gr4" draw:text-style-name="P1" draw:layer="layout" svg:x1="16cm" svg:y1="12cm" svg:x2="12cm" svg:y2="9.95cm" draw:start-shape="id14" draw:start-glue-point="3" draw:end-shape="id2" svg:d="m16000 12000h-2000v-2050h-2000">
          <text:p/>
        </draw:connector>
        <draw:frame draw:style-name="gr3" draw:layer="layout" svg:width="1.1cm" svg:height="1.05cm" svg:x="16.7cm" svg:y="7.55cm">
          <draw:text-box>
            <text:p>...</text:p>
          </draw:text-box>
        </draw:frame>
        <draw:frame draw:style-name="gr3" draw:layer="layout" svg:width="1.1cm" svg:height="1.05cm" svg:x="16.7cm" svg:y="9.1cm">
          <draw:text-box>
            <text:p>...</text:p>
          </draw:text-box>
        </draw:frame>
        <draw:frame draw:style-name="gr3" draw:layer="layout" svg:width="1.1cm" svg:height="1.05cm" svg:x="16.7cm" svg:y="10.6cm">
          <draw:text-box>
            <text:p>...</text:p>
          </draw:text-box>
        </draw:frame>
        <draw:frame draw:style-name="gr3" draw:layer="layout" svg:width="1.1cm" svg:height="1.05cm" svg:x="8.3cm" svg:y="15cm">
          <draw:text-box>
            <text:p>...</text:p>
          </draw:text-box>
        </draw:frame>
        <draw:frame draw:style-name="gr3" draw:layer="layout" svg:width="1.1cm" svg:height="1.05cm" svg:x="8.3cm" svg:y="19.7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21T17:10:35</meta:creation-date>
    <dc:date>2013-01-21T17:33:40</dc:date>
    <dc:creator>MisterPup </dc:creator>
    <meta:editing-duration>PT7M53S</meta:editing-duration>
    <meta:editing-cycles>1</meta:editing-cycles>
    <meta:document-statistic meta:object-count="40"/>
    <meta:generator>LibreOffice/3.5$Linux_X86_64 LibreOffice_project/dc9775d-05ecbee-0851ad3-1586698-727bf66</meta:generator>
  </office:meta>
</office:document-meta>
</file>